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26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96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132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2.68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1" style:family="table-cell" style:parent-style-name="Default" style:data-style-name="N111"/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4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5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1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5" office:value-type="string">
            <text:p>グループ活動報告書</text:p>
          </table:table-cell>
          <table:table-cell table:style-name="ce7" office:value-type="string">
            <text:p>（　25 班）</text:p>
          </table:table-cell>
          <table:table-cell table:number-columns-repeated="1021"/>
        </table:table-row>
        <table:table-row table:style-name="ro2">
          <table:table-cell table:style-name="ce2" office:value-type="string" table:number-columns-spanned="1" table:number-rows-spanned="2">
            <text:p>集合日時</text:p>
          </table:table-cell>
          <table:table-cell table:style-name="ce2" office:value-type="string" table:number-columns-spanned="1" table:number-rows-spanned="2">
            <text:p>内容(具体的に)</text:p>
          </table:table-cell>
          <table:table-cell table:style-name="ce2" office:value-type="string" table:number-columns-spanned="6" table:number-rows-spanned="1">
            <text:p>氏　　名</text:p>
          </table:table-cell>
          <table:covered-table-cell table:number-columns-repeated="5"/>
          <table:table-cell table:number-columns-repeated="1016"/>
        </table:table-row>
        <table:table-row table:style-name="ro3">
          <table:covered-table-cell table:number-columns-repeated="2"/>
          <table:table-cell table:style-name="ce8" office:value-type="string">
            <text:p>高名</text:p>
          </table:table-cell>
          <table:table-cell table:style-name="ce8" office:value-type="string">
            <text:p>井上</text:p>
          </table:table-cell>
          <table:table-cell table:style-name="ce8" office:value-type="string">
            <text:p>森山</text:p>
          </table:table-cell>
          <table:table-cell table:number-columns-repeated="3" table:style-name="ce8"/>
          <table:table-cell table:number-columns-repeated="1016"/>
        </table:table-row>
        <table:table-row table:style-name="ro4">
          <table:table-cell table:style-name="ce3" office:value-type="string">
            <text:p>11/6</text:p>
            <text:p>9:30</text:p>
          </table:table-cell>
          <table:table-cell table:style-name="ce6" office:value-type="string">
            <text:p>企画書作成</text:p>
          </table:table-cell>
          <table:table-cell table:number-columns-repeated="3" table:style-name="ce9" office:value-type="string">
            <text:p>○</text:p>
          </table:table-cell>
          <table:table-cell table:style-name="ce9" table:number-columns-repeated="3"/>
          <table:table-cell table:number-columns-repeated="1016"/>
        </table:table-row>
        <table:table-row table:style-name="ro4" table:number-rows-repeated="18">
          <table:table-cell table:style-name="ce3"/>
          <table:table-cell table:style-name="ce6"/>
          <table:table-cell table:style-name="ce10" table:number-columns-repeated="6"/>
          <table:table-cell table:number-columns-repeated="1016"/>
        </table:table-row>
        <table:table-row table:style-name="ro4">
          <table:table-cell table:style-name="ce3" office:value-type="string">
            <text:p>　月　　日</text:p>
            <text:p>　時　　分</text:p>
          </table:table-cell>
          <table:table-cell table:style-name="ce6"/>
          <table:table-cell table:style-name="ce10" table:number-columns-repeated="6"/>
          <table:table-cell office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.414cm" svg:height="10.303cm" svg:x="14.471cm" svg:y="0.81cm">
            <draw:object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5">
          <table:table-cell office:value-type="string">
            <text:p>達成度グラフ用データシート</text:p>
          </table:table-cell>
          <table:table-cell table:number-columns-repeated="9"/>
          <table:table-cell table:style-name="ce5" office:value-type="string">
            <text:p>達成度グラフ</text:p>
          </table:table-cell>
          <table:table-cell table:style-name="ce25" table:formula="of:=[グループ活動報告書.C1]" office:value-type="string" office:string-value="（　25 班）">
            <text:p>（　25 班）</text:p>
          </table:table-cell>
          <table:table-cell table:number-columns-repeated="1012"/>
        </table:table-row>
        <table:table-row table:style-name="ro6">
          <table:table-cell/>
          <table:table-cell table:style-name="ce12" table:formula="of:=[グループ活動報告書.C3]" office:value-type="string" office:string-value="高名">
            <text:p>高名</text:p>
          </table:table-cell>
          <table:table-cell table:style-name="ce12" table:formula="of:=[グループ活動報告書.D3]" office:value-type="string" office:string-value="井上">
            <text:p>井上</text:p>
          </table:table-cell>
          <table:table-cell table:style-name="ce12" table:formula="of:=[グループ活動報告書.E3]" office:value-type="string" office:string-value="森山">
            <text:p>森山</text:p>
          </table:table-cell>
          <table:table-cell table:style-name="ce12" table:formula="of:=[グループ活動報告書.F3]" office:value-type="float" office:value="0">
            <text:p>0</text:p>
          </table:table-cell>
          <table:table-cell table:style-name="ce12" table:formula="of:=[グループ活動報告書.G3]" office:value-type="float" office:value="0">
            <text:p>0</text:p>
          </table:table-cell>
          <table:table-cell table:style-name="ce12" table:formula="of:=[グループ活動報告書.H3]" office:value-type="float" office:value="0">
            <text:p>0</text:p>
          </table:table-cell>
          <table:table-cell table:number-columns-repeated="1017"/>
        </table:table-row>
        <table:table-row table:style-name="ro7">
          <table:table-cell/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11" office:value-type="date" office:date-value="2016-11-04">
            <text:p>11月4日</text:p>
          </table:table-cell>
          <table:table-cell table:style-name="ce13" office:value-type="float" office:value="20">
            <text:p>20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0">
            <text:p>20</text:p>
          </table:table-cell>
          <table:table-cell table:style-name="ce17" table:number-columns-repeated="2"/>
          <table:table-cell table:style-name="ce19"/>
          <table:table-cell table:style-name="ce22"/>
          <table:table-cell table:number-columns-repeated="1016"/>
        </table:table-row>
        <table:table-row table:style-name="ro6">
          <table:table-cell table:style-name="ce11" office:value-type="date" office:date-value="2016-11-11">
            <text:p>11月11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6-11-18">
            <text:p>11月18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6-11-25">
            <text:p>11月25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6-12-02">
            <text:p>12月2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6-12-09">
            <text:p>12月9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6-12-16">
            <text:p>12月16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7-01-20">
            <text:p>1月20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7-01-27">
            <text:p>1月27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7-02-03">
            <text:p>2月3日</text:p>
          </table:table-cell>
          <table:table-cell table:style-name="ce14"/>
          <table:table-cell table:number-columns-repeated="4"/>
          <table:table-cell table:style-name="ce20"/>
          <table:table-cell table:style-name="ce23"/>
          <table:table-cell table:number-columns-repeated="1016"/>
        </table:table-row>
        <table:table-row table:style-name="ro6">
          <table:table-cell table:style-name="ce11" office:value-type="date" office:date-value="2017-02-10">
            <text:p>2月10日</text:p>
          </table:table-cell>
          <table:table-cell table:style-name="ce15"/>
          <table:table-cell table:style-name="ce18" table:number-columns-repeated="4"/>
          <table:table-cell table:style-name="ce21"/>
          <table:table-cell table:style-name="ce24"/>
          <table:table-cell table:number-columns-repeated="1016"/>
        </table:table-row>
        <table:table-row table:style-name="ro8">
          <table:table-cell/>
          <table:table-cell table:style-name="ce16" office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L Pゴシック" svg:font-family="'VL Pゴシック'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date-style style:name="N111">
      <number:month/>
      <number:text>月</number:text>
      <number:day/>
      <number:text>日</number:text>
    </number:date-style>
    <number:currency-style style:name="N5111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size="11pt" style:font-name-asian="VL Pゴシック" style:font-size-asian="11pt" style:font-name-complex="VL Pゴシック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199cm" fo:margin-right="1.199cm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1.199cm" fo:margin-right="1.199cm" style:print-page-order="ltr" style:first-page-number="1" style:scale-to="150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creator>森山　響 </dc:creator>
    <meta:creation-date>2011-10-28T16:48:38Z</meta:creation-date>
    <dc:date>2016-11-06T10:16:29</dc:date>
    <meta:editing-cycles>10</meta:editing-cycles>
    <meta:editing-duration>PT4H1M34S</meta:editing-duration>
    <meta:document-statistic meta:table-count="2" meta:cell-count="49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top" svg:x="3.691cm" svg:y="0.732cm" style:legend-expansion="wide" chart:style-name="ch2"/>
        <chart:plot-area chart:style-name="ch3" table:cell-range-address="達成度グラフ.A2:達成度グラフ.G14" chart:data-source-has-labels="both" svg:x="1.075cm" svg:y="0.264cm" svg:width="15.712cm" svg:height="9.682cm">
          <chartooo:coordinate-region svg:x="1.732cm" svg:y="0.424cm" svg:width="14.59cm" svg:height="8.954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4cm" svg:y="5.889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高名</text:p>
                <draw:g>
                  <svg:desc>達成度グラフ.B2:達成度グラフ.B2</svg:desc>
                </draw:g>
              </table:table-cell>
              <table:table-cell office:value-type="string">
                <text:p>井上</text:p>
                <draw:g>
                  <svg:desc>達成度グラフ.C2:達成度グラフ.C2</svg:desc>
                </draw:g>
              </table:table-cell>
              <table:table-cell office:value-type="string">
                <text:p>森山</text:p>
                <draw:g>
                  <svg:desc>達成度グラフ.D2:達成度グラフ.D2</svg:desc>
                </draw:g>
              </table:table-cell>
              <table:table-cell office:value-type="string">
                <text:p>0</text:p>
                <draw:g>
                  <svg:desc>達成度グラフ.E2:達成度グラフ.E2</svg:desc>
                </draw:g>
              </table:table-cell>
              <table:table-cell office:value-type="string">
                <text:p>0</text:p>
                <draw:g>
                  <svg:desc>達成度グラフ.F2:達成度グラフ.F2</svg:desc>
                </draw:g>
              </table:table-cell>
              <table:table-cell office:value-type="string">
                <text:p>0</text:p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0">
                <text:p>0</text:p>
                <draw:g>
                  <svg:desc>達成度グラフ.E3:達成度グラフ.E14</svg:desc>
                </draw:g>
              </table:table-cell>
              <table:table-cell office:value-type="float" office:value="0">
                <text:p>0</text:p>
                <draw:g>
                  <svg:desc>達成度グラフ.F3:達成度グラフ.F14</svg:desc>
                </draw:g>
              </table:table-cell>
              <table:table-cell office:value-type="float" office:value="0">
                <text:p>0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2678">
                <text:p>4268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5">
                <text:p>4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92">
                <text:p>4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99">
                <text:p>4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6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13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55">
                <text:p>4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62">
                <text:p>4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69">
                <text:p>4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6">
                <text:p>4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